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5000003386F8B58011A95A979.png" manifest:media-type="image/png"/>
  <manifest:file-entry manifest:full-path="Pictures/10000000000003CE00000289A6EA75DB68B424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51cm" svg:stroke-color="#000000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429cm" svg:height="8.282cm" svg:x="1.017cm" svg:y="4.91cm">
          <draw:image xlink:href="Pictures/10000000000003CE00000289A6EA75DB68B42400.png" xlink:type="simple" xlink:show="embed" xlink:actuate="onLoad" draw:mime-type="image/png">
            <text:p/>
          </draw:image>
        </draw:frame>
        <draw:frame draw:style-name="gr1" draw:text-style-name="P1" draw:layer="layout" svg:width="13.39cm" svg:height="8.255cm" svg:x="13.55cm" svg:y="4.937cm">
          <draw:image xlink:href="Pictures/1000000000000515000003386F8B58011A95A979.png" xlink:type="simple" xlink:show="embed" xlink:actuate="onLoad" draw:mime-type="image/png">
            <text:p/>
          </draw:image>
        </draw:frame>
        <draw:frame draw:style-name="gr2" draw:text-style-name="P2" draw:layer="layout" svg:width="6.522cm" svg:height="1.673cm" svg:x="6.184cm" svg:y="11.414cm">
          <draw:text-box>
            <text:p>Liferay 7.3 and below</text:p>
          </draw:text-box>
        </draw:frame>
        <draw:frame draw:style-name="gr2" draw:text-style-name="P2" draw:layer="layout" svg:width="6.594cm" svg:height="1.673cm" svg:x="15.823cm" svg:y="11.392cm">
          <draw:text-box>
            <text:p>Liferay 7.4 and abov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8T11:06:25.260044163</meta:creation-date>
    <dc:date>2022-03-08T11:46:33.007420926</dc:date>
    <meta:editing-duration>PT36S</meta:editing-duration>
    <meta:editing-cycles>1</meta:editing-cycles>
    <meta:document-statistic meta:object-count="4"/>
    <meta:generator>LibreOffice/7.3.0.3$Linux_X86_64 LibreOffice_project/30$Build-3</meta:generator>
  </office:meta>
</office:document-meta>
</file>